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4.516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10.386cm"/>
    </style:style>
    <style:style style:name="co6" style:family="table-column">
      <style:table-column-properties fo:break-before="auto" style:column-width="6.773cm"/>
    </style:style>
    <style:style style:name="co7" style:family="table-column">
      <style:table-column-properties fo:break-before="auto" style:column-width="4.967cm"/>
    </style:style>
    <style:style style:name="co8" style:family="table-column">
      <style:table-column-properties fo:break-before="auto" style:column-width="8.58cm"/>
    </style:style>
    <style:style style:name="co9" style:family="table-column">
      <style:table-column-properties fo:break-before="auto" style:column-width="11.74cm"/>
    </style:style>
    <style:style style:name="co10" style:family="table-column">
      <style:table-column-properties fo:break-before="auto" style:column-width="9.031cm"/>
    </style:style>
    <style:style style:name="co11" style:family="table-column">
      <style:table-column-properties fo:break-before="auto" style:column-width="7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 table:number-rows-repeated="4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equence 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3" table:number-rows-spanned="1">
            <text:p>Required time in day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Problem in existing design</text:p>
          </table:table-cell>
          <table:table-cell table:style-name="ce1" office:value-type="string" calcext:value-type="string" table:number-columns-spanned="1" table:number-rows-spanned="2">
            <text:p>New Sequence</text:p>
          </table:table-cell>
          <table:table-cell/>
        </table:table-row>
        <table:table-row table:style-name="ro1">
          <table:table-cell table:number-columns-repeated="2"/>
          <table:covered-table-cell table:number-columns-repeated="2" table:style-name="ce1"/>
          <table:table-cell table:style-name="ce1" office:value-type="string" calcext:value-type="string">
            <text:p>Software time</text:p>
          </table:table-cell>
          <table:table-cell table:style-name="ce1" office:value-type="string" calcext:value-type="string">
            <text:p>FPGA</text:p>
          </table:table-cell>
          <table:table-cell table:style-name="ce1" office:value-type="string" calcext:value-type="string">
            <text:p>implementation</text:p>
          </table:table-cell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office:value-type="string" calcext:value-type="string">
            <text:p>P-BITE and VSWR-RESET</text:p>
          </table:table-cell>
          <table:table-cell office:value-type="string" calcext:value-type="string">
            <text:p>Verifi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-OK IO required 14mS to raise from PA-MUTE toggle, Latch logic new added in FPGA for additional protection to Hardware</text:p>
          </table:table-cell>
          <table:table-cell office:value-type="string" calcext:value-type="string">
            <text:p>Increase the Delay and add reset to clear the latch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SWR Error during FFT Plot</text:p>
          </table:table-cell>
          <table:table-cell office:value-type="string" calcext:value-type="string">
            <text:p>Sequence sha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R disabled before previous configuration</text:p>
          </table:table-cell>
          <table:table-cell office:value-type="string" calcext:value-type="string">
            <text:p>change the BER disable sequence from before previous config to af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ule detection</text:p>
          </table:table-cell>
          <table:table-cell office:value-type="string" calcext:value-type="string">
            <text:p>Sequence yet to be sha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ed to configure manually</text:p>
          </table:table-cell>
          <table:table-cell office:value-type="string" calcext:value-type="string">
            <text:p>IO-Latch based seque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M SPI</text:p>
          </table:table-cell>
          <table:table-cell office:value-type="string" calcext:value-type="string">
            <text:p>Debugging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 &amp; FPGA level debug required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M V2 Sequence</text:p>
          </table:table-cell>
          <table:table-cell office:value-type="string" calcext:value-type="string">
            <text:p>Sequence yet to be shar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</table:table>
      <table:table table:name="FFT_SEQ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/>
        <table:table-row table:style-name="ro1" table:number-rows-repeated="5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GET INPUT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tart Frequency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top Frequency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tep Frequency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RE-CONDITION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ANET-PAUSE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tore Current Configuration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BER-RX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OOP (Start Frequency to Stop Frequency, increment Step Frequency</text:span>)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nfigure Frequency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Get 2K samples of RAW ADC input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ake FFT of 2K sample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wift the frequency in result by configured frequency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LOT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rge the results by using hanning window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how the Overall result on GUI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If (stop command not received, do the LOOP)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ST-CONDITION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Previous_config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BER-RELEASE (before FFT state)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ANET-RESUME</text:p>
          </table:table-cell>
          <table:table-cell table:style-name="Default"/>
        </table:table-row>
      </table:table>
      <table:table table:name="TX_CALIB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T INP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art Frequen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op Frequen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p Frequen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n M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n RF-PW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IGH-RF-PW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UM-RF-PW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W-RF-PW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ectrum IP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ble-Loss Fi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ectrum setting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CONDI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eck the Equipment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R-TX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OOP (Start Frequency to Stop Frequency, increment Step Frequency</text:span>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figure System Frequen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figure Equipment Center Frequen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LOOP (Min MF to 0x7FFF, increment 1dB</text:span>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rite MF value in 0x27C re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t marker at X-axis (pos from inpu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00mS De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t the Marker Y-axis data (dBm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lculate RF-PWR with Marker data + Cable Lo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pan text:style-name="T1">If (RF-PWR == LOW-RF-PWR</text:span>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cord the MF value in output file (LOW POWE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If (RF-PWR == MEDIUM-RF-PWR</text:span>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cord the MF value in output file (MEDIUM POWE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pan text:style-name="T1">If (RF-PWR == HIGH-RF-PWR</text:span>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cord the MF value in output file (HIGH POWER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reak inner lo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f LOOP reach max value but not get HIGH-RF-PW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cord as error in Output File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22:03:25.231445500</meta:creation-date>
    <meta:generator>LibreOffice/25.2.6.2$Windows_X86_64 LibreOffice_project/729c5bfe710f5eb71ed3bbde9e06a6065e9c6c5d</meta:generator>
    <dc:date>2025-12-30T23:40:43.187418900</dc:date>
    <meta:editing-duration>PT1H13M41S</meta:editing-duration>
    <meta:editing-cycles>26</meta:editing-cycles>
    <meta:document-statistic meta:table-count="4" meta:cell-count="98" meta:object-count="0"/>
  </office:meta>
</office:document-meta>
</file>